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bbb7b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491baa" officeooo:paragraph-rsid="0038c31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fb0ba" officeooo:paragraph-rsid="002a97d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ba553" officeooo:paragraph-rsid="0038c31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1bf317" officeooo:paragraph-rsid="0038c31e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47a346" officeooo:paragraph-rsid="0038c31e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70626" officeooo:paragraph-rsid="0038c31e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c3dc2" officeooo:paragraph-rsid="003c3dc2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521bb" officeooo:paragraph-rsid="0038c31e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8c31e" officeooo:paragraph-rsid="0038c31e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3dc191" officeooo:paragraph-rsid="003dc19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3bbb7b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38c31e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24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25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fd35c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rsid="003c3dc2" officeooo:paragraph-rsid="003c3dc2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fd35c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fd35c" style:font-weight-asian="bold" style:font-weight-complex="bold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2ebe0a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31615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44d7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8678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491ba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8c31e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479bd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4ba553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491baa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38c31e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4ba553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4e547e" style:font-size-asian="12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1baa" style:font-weight-asian="bold" style:font-weight-complex="bold"/>
    </style:style>
    <style:style style:name="T19" style:family="text">
      <style:text-properties fo:font-weight="bold" officeooo:rsid="0038c31e" style:font-weight-asian="bold" style:font-weight-complex="bold"/>
    </style:style>
    <style:style style:name="T20" style:family="text">
      <style:text-properties fo:font-weight="bold" officeooo:rsid="004ba553" style:font-weight-asian="bold" style:font-weight-complex="bold"/>
    </style:style>
    <style:style style:name="T21" style:family="text">
      <style:text-properties fo:font-weight="bold" officeooo:rsid="004d4246" style:font-weight-asian="bold" style:font-weight-complex="bold"/>
    </style:style>
    <style:style style:name="T22" style:family="text">
      <style:text-properties officeooo:rsid="0038c31e"/>
    </style:style>
    <style:style style:name="T23" style:family="text">
      <style:text-properties officeooo:rsid="00491baa"/>
    </style:style>
    <style:style style:name="T24" style:family="text">
      <style:text-properties officeooo:rsid="004ba553"/>
    </style:style>
    <style:style style:name="T25" style:family="text">
      <style:text-properties officeooo:rsid="004d4246"/>
    </style:style>
    <style:style style:name="T26" style:family="text">
      <style:text-properties style:font-name="DejaVu Sans Condensed" style:font-name-asian="DejaVu Sans Condensed" style:font-name-complex="DejaVu Sans Condensed"/>
    </style:style>
    <style:style style:name="T27" style:family="text">
      <style:text-properties style:font-name="DejaVu Sans Condensed" officeooo:rsid="003abc1e" style:font-name-asian="DejaVu Sans Condensed" style:font-name-complex="DejaVu Sans Condensed"/>
    </style:style>
    <style:style style:name="T28" style:family="text">
      <style:text-properties style:font-name="DejaVu Sans Condensed" officeooo:rsid="003c3dc2" style:font-name-asian="DejaVu Sans Condensed" style:font-name-complex="DejaVu Sans Condensed"/>
    </style:style>
    <style:style style:name="T29" style:family="text">
      <style:text-properties style:font-name="DejaVu Sans Condensed" fo:font-size="12pt" fo:font-weight="normal" officeooo:rsid="003abc1e" style:font-name-asian="DejaVu Sans Condensed" style:font-size-asian="12pt" style:font-weight-asian="normal" style:font-name-complex="DejaVu Sans Condensed" style:font-size-complex="12pt" style:font-weight-complex="normal"/>
    </style:style>
    <style:style style:name="T30" style:family="text">
      <style:text-properties style:font-name="DejaVu Sans Condensed" fo:font-size="12pt" fo:font-weight="normal" officeooo:rsid="003a081a" style:font-name-asian="DejaVu Sans Condensed" style:font-size-asian="12pt" style:font-weight-asian="normal" style:font-name-complex="DejaVu Sans Condensed" style:font-size-complex="12pt" style:font-weight-complex="normal"/>
    </style:style>
    <style:style style:name="T31" style:family="text">
      <style:text-properties style:font-name="DejaVu Sans Condensed" fo:font-size="12pt" fo:font-weight="normal" officeooo:rsid="003bbb7b" style:font-name-asian="DejaVu Sans Condensed" style:font-size-asian="12pt" style:font-weight-asian="normal" style:font-name-complex="DejaVu Sans Condensed" style:font-size-complex="12pt" style:font-weight-complex="normal"/>
    </style:style>
    <style:style style:name="T32" style:family="text">
      <style:text-properties style:font-name="DejaVu Sans Condensed" fo:font-weight="normal" officeooo:rsid="003bbb7b" style:font-name-asian="DejaVu Sans Condensed" style:font-weight-asian="normal" style:font-name-complex="DejaVu Sans Condensed" style:font-weight-complex="normal"/>
    </style:style>
    <style:style style:name="T33" style:family="text">
      <style:text-properties style:font-name="DejaVu Sans Condensed" fo:font-weight="bold" officeooo:rsid="003bbb7b" style:font-name-asian="DejaVu Sans Condensed" style:font-weight-asian="bold" style:font-name-complex="DejaVu Sans Condensed" style:font-weight-complex="bold"/>
    </style:style>
    <style:style style:name="T34" style:family="text">
      <style:text-properties fo:font-weight="normal" officeooo:rsid="004ba553" style:font-weight-asian="normal" style:font-weight-complex="normal"/>
    </style:style>
    <style:style style:name="T3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35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D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5"><text:span text:style-name="T5">4</text:span><text:span text:style-name="T6">0</text:span><text:span text:style-name="T7">1</text:span><text:span text:style-name="T3"> - </text:span><text:span text:style-name="T1">A/</text:span><text:span text:style-name="T2">A</text:span><text:span text:style-name="T4"> - A/A </text:span><text:span text:style-name="T7">guns and </text:span><text:span text:style-name="T4">missiles</text:span></text:p>
      <text:p text:style-name="P3"/>
      <text:p text:style-name="P4">All weapons</text:p>
      <text:list xml:id="list3378498225" text:style-name="L1">
        <text:list-item>
          <text:p text:style-name="P8">On <text:span text:style-name="T17">Optical Sight Control Unit panel</text:span> (below gunsight):</text:p>
          <text:list>
            <text:list-item>
              <text:p text:style-name="P8"><text:span text:style-name="T17">Power</text:span> switch ... <text:span text:style-name="T17">ON</text:span></text:p>
            </text:list-item>
            <text:list-item>
              <text:p text:style-name="P8"><text:span text:style-name="T17">Mode</text:span> switch ... <text:span text:style-name="T17">MAN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1">NOTE: AUTO computes lead, but only at a fixed range?? manual is unclear, MAN mode is recommended.</text:p>
                </text:list-item>
              </text:list>
            </text:list-item>
          </text:list>
        </text:list-item>
      </text:list>
      <text:list xml:id="list161843753764973" text:continue-list="list3378498225" text:style-name="L1">
        <text:list-item>
          <text:list>
            <text:list-item>
              <text:p text:style-name="P22"><text:span text:style-name="T8">Depression</text:span><text:span text:style-name="T13"> ... </text:span><text:span text:style-name="T9">10</text:span><text:span text:style-name="T14"> for waterline crosshair</text:span></text:p>
            </text:list-item>
          </text:list>
        </text:list-item>
        <text:list-item>
          <text:p text:style-name="P8">On <text:span text:style-name="T17">SCAR panel</text:span> (bottom left instrument panel, above left knee):</text:p>
          <text:list>
            <text:list-item>
              <text:p text:style-name="P12"><text:span text:style-name="T17">M</text:span><text:span text:style-name="T18">AST SW</text:span> ... <text:span text:style-name="T17">ON</text:span></text:p>
            </text:list-item>
          </text:list>
        </text:list-item>
      </text:list>
      <text:p text:style-name="P5"/>
      <text:p text:style-name="P1"><text:span text:style-name="T9">Guns -- </text:span><text:span text:style-name="T10">M2 .50 cal MGs or DEFA 30 mm cannon</text:span></text:p>
      <text:list xml:id="list1704568329" text:style-name="L3">
        <text:list-item>
          <text:p text:style-name="P9">On <text:span text:style-name="T17">SCAR panel</text:span> (bottom left instrument panel, above left knee):</text:p>
          <text:list>
            <text:list-item>
              <text:p text:style-name="P13"><text:span text:style-name="T17">Fixed Weapons Swit</text:span><text:span text:style-name="T18">c</text:span><text:span text:style-name="T17">h</text:span> ... <text:span text:style-name="T17">A/</text:span><text:span text:style-name="T19">A</text:span><text:span text:style-name="T23"> (red guarded switch)</text:span></text:p>
            </text:list-item>
          </text:list>
        </text:list-item>
        <text:list-item>
          <text:p text:style-name="P14"><text:span text:style-name="T20">Release trigger safety catch</text:span><text:span text:style-name="T24"> (</text:span><text:span text:style-name="T20">Flip-down Trigger press</text:span><text:span text:style-name="T24">); front of stick grip will have a red bar exposed when safety is off.</text:span></text:p>
        </text:list-item>
        <text:list-item>
          <text:p text:style-name="P15">Horizontal lines on pipper show <text:span text:style-name="T17">35 ft wingspan</text:span> at various ranges:</text:p>
        </text:list-item>
      </text:list>
      <text:p text:style-name="P7"><text:span text:style-name="T27"><text:tab/><text:tab/></text:span><text:span text:style-name="T26">┣━━ ┣━ ┣━ ⨀ ━┫ ━┫ ━━┫</text:span><text:span text:style-name="T27"><text:tab/></text:span><text:span text:style-name="T26">= 700 ft</text:span><text:span text:style-name="T28"> / 233 yds / 213 m</text:span></text:p>
      <text:p text:style-name="P7"><text:span text:style-name="T27"><text:tab/><text:tab/></text:span><text:span text:style-name="T26"> <text:s text:c="6"/>┣━ ┣━ ⨀ ━┫ ━┫</text:span><text:span text:style-name="T27"><text:tab/><text:tab/></text:span><text:span text:style-name="T26">= 1250 ft</text:span><text:span text:style-name="T28"> / 417 yds / 381 m</text:span></text:p>
      <text:p text:style-name="P7"><text:span text:style-name="T27"><text:tab/><text:tab/></text:span><text:span text:style-name="T26"> <text:s text:c="11"/>┣━ ⨀ ━┫</text:span><text:span text:style-name="T27"><text:tab/><text:tab/></text:span><text:span text:style-name="T26">= 1800 ft</text:span><text:span text:style-name="T28"> / 600 yds / 549 m</text:span></text:p>
      <text:p text:style-name="P2"><text:span text:style-name="T29"><text:tab/><text:tab/></text:span><text:span text:style-name="T30">┣━━ <text:s text:c="10"/>⨀ <text:s text:c="9"/>━━┫</text:span><text:span text:style-name="T29"><text:tab/></text:span><text:span text:style-name="T30">= Snap Shot (</text:span><text:span text:style-name="T31">not sure what this does??</text:span><text:span text:style-name="T30">)</text:span></text:p>
      <text:list xml:id="list161844815376194" text:continue-numbering="true" text:style-name="L3">
        <text:list-item>
          <text:p text:style-name="P20"><text:span text:style-name="T32">Adjust range with </text:span><text:span text:style-name="T33">Top Hat Ring forward/back</text:span><text:span text:style-name="T32">.</text:span></text:p>
        </text:list-item>
        <text:list-item>
          <text:p text:style-name="P21"><text:span text:style-name="T34">Aim with pipper, fire with </text:span><text:span text:style-name="T20">Trigger</text:span><text:span text:style-name="T34">.</text:span></text:p>
          <text:list>
            <text:list-item>
              <text:p text:style-name="P23"><text:span text:style-name="T13">S</text:span><text:span text:style-name="T15">CAR Display Unit on top right of instrument panel shows rounds remaining.</text:span></text:p>
            </text:list-item>
          </text:list>
        </text:list-item>
      </text:list>
      <text:list text:style-name="L4">
        <text:list-item>
          <text:p text:style-name="P26"><text:span text:style-name="T15">W</text:span><text:span text:style-name="T12">ingspans:</text:span></text:p>
          <text:list>
            <text:list-item>
              <text:p text:style-name="P16">MiG-29: 37 ft</text:p>
            </text:list-item>
            <text:list-item>
              <text:p text:style-name="P16">F-16: 33 ft</text:p>
            </text:list-item>
            <text:list-item>
              <text:p text:style-name="P16">Su-27: 48 ft</text:p>
            </text:list-item>
            <text:list-item>
              <text:p text:style-name="P16">MiG-21: 24 ft</text:p>
            </text:list-item>
            <text:list-item>
              <text:p text:style-name="P16">MiG-19: 30 ft</text:p>
            </text:list-item>
            <text:list-item>
              <text:p text:style-name="P16">L-39: 31 ft</text:p>
            </text:list-item>
          </text:list>
        </text:list-item>
      </text:list>
      <text:p text:style-name="P5"/>
      <text:p text:style-name="P6"><text:span text:style-name="T22">Missiles -- </text:span>AIM-9<text:span text:style-name="T22">M, AIM-9L, or Magic</text:span></text:p>
      <text:list text:style-name="L5">
        <text:list-item>
          <text:p text:style-name="P10">On <text:span text:style-name="T17">SCAR panel</text:span> (bottom left instrument panel, above left knee):</text:p>
          <text:list>
            <text:list-item>
              <text:p text:style-name="P24"><text:span text:style-name="T11">Weapon pylon buttons</text:span><text:span text:style-name="T15"> ... </text:span><text:span text:style-name="T11">Select </text:span><text:span text:style-name="T9">missile</text:span><text:span text:style-name="T11"> pylons</text:span><text:span text:style-name="T15"> (top light on button turns yellow when selected)</text:span></text:p>
            </text:list-item>
            <text:list-item>
              <text:p text:style-name="P24"><text:span text:style-name="T9">MODE</text:span><text:span text:style-name="T16"> knob ... </text:span><text:span text:style-name="T9">NC</text:span></text:p>
            </text:list-item>
          </text:list>
        </text:list-item>
        <text:list-item>
          <text:p text:style-name="P17"><text:span text:style-name="T21">Open stores release guard (Dish Hat up)</text:span><text:span text:style-name="T24">; stick grip will </text:span><text:span text:style-name="T25">show safety guard up</text:span><text:span text:style-name="T24">.</text:span></text:p>
        </text:list-item>
        <text:list-item>
          <text:p text:style-name="P18">When you have tone, fire with <text:span text:style-name="T17">Red Button</text:span>. <text:s/>Left missile fires first.</text:p>
        </text:list-item>
      </text:list>
      <text:list text:style-name="L6">
        <text:list-item>
          <text:p text:style-name="P19">There is no ranging information, and the missile can lock well outside its effective range, so when in doubt, get closer.</text:p>
        </text:list-item>
        <text:list-item>
          <text:p text:style-name="P19">There is no cage/unc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6:18:42.885000000</dc:date>
    <meta:editing-duration>PT7H21M22S</meta:editing-duration>
    <meta:editing-cycles>5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2" meta:word-count="353" meta:character-count="1760" meta:non-whitespace-character-count="1428"/>
  </office:meta>
</office:document-meta>
</file>